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Ultrafine_20_Dashed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draw:stroke-dash="Ultrafine_20_Dashed" draw:opacity="50%" draw:opacity-name="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86cm" fo:min-width="0.389cm"/>
    </style:style>
    <style:style style:name="gr6" style:family="graphic" style:parent-style-name="standard">
      <style:graphic-properties draw:textarea-horizontal-align="justify" draw:textarea-vertical-align="middle" draw:auto-grow-height="false" fo:min-height="0.957cm" fo:min-width="0.58cm"/>
    </style:style>
    <style:style style:name="gr7" style:family="graphic" style:parent-style-name="standard">
      <style:graphic-properties draw:fill-color="#9999ff" draw:opacity="100%" draw:opacity-name="" draw:textarea-horizontal-align="justify" draw:textarea-vertical-align="middle" draw:auto-grow-height="false" fo:min-height="2.296cm" fo:min-width="2.651cm"/>
    </style:style>
    <style:style style:name="gr8" style:family="graphic" style:parent-style-name="standard">
      <style:graphic-properties draw:stroke="none" draw:stroke-dash="Ultrafine_20_Dashed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ff00" draw:secondary-fill-color="#729fcf" draw:gradient-step-count="0" draw:fill-hatch-solid="false" draw:opacity="5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 draw:stroke-dash="Ultrafine_20_Dashed" draw:fill-color="#ccff00" draw:opacity="50%" draw:opacity-name="" dr3d:vertical-segments="16" dr3d:close-front="true" dr3d:close-back="true"/>
    </style:style>
    <style:style style:name="gr10" style:family="graphic" style:parent-style-name="standard">
      <style:graphic-properties draw:fill-color="#ccff66" draw:textarea-horizontal-align="justify" draw:textarea-vertical-align="middle" draw:auto-grow-height="false" fo:min-height="0.068cm" fo:min-width="0cm"/>
    </style:style>
    <style:style style:name="gr11" style:family="graphic" style:parent-style-name="standard">
      <style:graphic-properties draw:fill-color="#ccff66" draw:textarea-horizontal-align="justify" draw:textarea-vertical-align="middle" draw:auto-grow-height="false" fo:min-height="0.386cm" fo:min-width="0.389cm"/>
    </style:style>
    <style:style style:name="gr12" style:family="graphic" style:parent-style-name="standard">
      <style:graphic-properties draw:textarea-horizontal-align="justify" draw:textarea-vertical-align="middle" draw:auto-grow-height="false" fo:min-height="1.202cm" fo:min-width="0.77cm"/>
    </style:style>
    <style:style style:name="gr13" style:family="graphic" style:parent-style-name="standard">
      <style:graphic-properties draw:textarea-horizontal-align="justify" draw:textarea-vertical-align="middle" draw:auto-grow-height="false" fo:min-height="1.338cm" fo:min-width="0.834cm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9999ff" draw:opacity="100%"/>
      <style:paragraph-properties fo:text-align="center"/>
    </style:style>
    <style:style style:name="P5" style:family="paragraph">
      <loext:graphic-properties draw:fill-color="#ccff66"/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20.955cm" svg:height="10.16cm" svg:x="0.365cm" svg:y="0.873cm" dr3d:transform="matrix (0.958939699464109 -0.00317027833194816 -0.283592316762961 -0.0101365056485979 0.99891552813248 -0.045442479125199 0.283428834180508 0.0464512323959891 0.957867620793172 0.00458586696945556cm 0.00048566255138248cm 0.0209627666271662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276360588496988 -0.488577874496975 -0.425502805772129 0.473488383041394 -0.00649374292666249 0.706715496147349 -0.38395709281339 -0.359671388667227 0.565243814459966 -0.0621639293197927cm 0.844594369297237cm 0.00502030433652908cm)" svg:viewBox="0 -5000 2500 10000" svg:d="M0-5000h250 250 500 500 500 250 250v10000h-250-250-500-500-500-250-250z"/>
        </dr3d:scene>
        <draw:frame draw:style-name="gr3" draw:text-style-name="P2" draw:layer="layout" svg:width="5.207cm" svg:height="1.038cm" svg:x="5.445cm" svg:y="0.978cm">
          <draw:text-box>
            <text:p text:style-name="P1">Complex Model</text:p>
          </draw:text-box>
        </draw:frame>
        <draw:custom-shape draw:style-name="gr4" draw:text-style-name="P1" draw:layer="layout" svg:width="0.635cm" svg:height="0.635cm" svg:x="1.508cm" svg:y="2.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3d:scene draw:style-name="gr1" svg:width="2.263cm" svg:height="0.916cm" svg:x="1.007cm" svg:y="3.036cm" dr3d:transform="matrix (0.958939699464109 -0.00317027833194816 -0.283592316762961 -0.0101365056485979 0.99891552813248 -0.045442479125199 0.283428834180508 0.0464512323959891 0.957867620793172 0.00458586696945556cm 0.00048566255138248cm 0.0209627666271662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dr3d:transform="matrix (0.276360588496988 -0.488577874496975 -0.425502805772129 0.473488383041394 -0.00649374292666249 0.706715496147349 -0.38395709281339 -0.359671388667227 0.565243814459966 -0.0621639293197927cm 0.844594369297237cm 0.00502030433652908cm)" svg:viewBox="0 -5000 2500 10000" svg:d="M0-5000h250 250 500 500 500 250 250v10000h-250-250-500-500-500-250-250z"/>
        </dr3d:scene>
        <draw:custom-shape draw:style-name="gr5" draw:text-style-name="P1" draw:layer="layout" svg:width="0.889cm" svg:height="0.635cm" svg:x="1.381cm" svg:y="4.30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.159cm" svg:height="2.413cm" svg:x="1.508cm" svg:y="6.461cm">
          <text:p text:style-name="P1"><text:span text:style-name="T1">Transform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3.15cm" svg:height="2.545cm" svg:x="4.281cm" svg:y="6.20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3d:scene draw:style-name="gr8" svg:width="2.263cm" svg:height="0.916cm" svg:x="5.087cm" svg:y="6.18cm" dr3d:transform="matrix (0.958939699464109 -0.00317027833194816 -0.283592316762961 -0.0101365056485979 0.99891552813248 -0.045442479125199 0.283428834180508 0.0464512323959891 0.957867620793172 0.00458586696945556cm 0.00048566255138248cm 0.0209627666271662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dr3d:transform="matrix (0.276360588496988 -0.488577874496975 -0.425502805772129 0.473488383041394 -0.00649374292666249 0.706715496147349 -0.38395709281339 -0.359671388667227 0.565243814459966 -0.0621639293197927cm 0.844594369297237cm 0.00502030433652908cm)" svg:viewBox="0 -5000 2500 10000" svg:d="M0-5000h250 250 500 500 500 250 250v10000h-250-250-500-500-500-250-250z"/>
        </dr3d:scene>
        <draw:custom-shape draw:style-name="gr10" draw:text-style-name="P5" draw:layer="layout" svg:width="0.635cm" svg:height="0.635cm" svg:x="5.699cm" svg:y="7.1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0.889cm" svg:height="0.635cm" svg:x="1.381cm" svg:y="4.302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5" draw:layer="layout" svg:width="0.889cm" svg:height="0.635cm" svg:x="5.572cm" svg:y="7.985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6" draw:layer="layout" svg:width="2.54cm" svg:height="2.904cm" svg:x="8.131cm" svg:y="5.97cm">
          <text:p text:style-name="P1"><text:span text:style-name="T2">Li</text:span><text:span text:style-name="T2">n</text:span><text:span text:style-name="T2">e</text:span><text:span text:style-name="T2">ar </text:span></text:p>
          <text:p text:style-name="P1"><text:span text:style-name="T2">R</text:span><text:span text:style-name="T2">e</text:span><text:span text:style-name="T2">gr</text:span><text:span text:style-name="T2">e</text:span><text:span text:style-name="T2">s</text:span><text:span text:style-name="T2">si</text:span><text:span text:style-name="T2">o</text:span><text:span text:style-name="T2">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draw:layer="layout" svg:width="2.667cm" svg:height="3.175cm" svg:x="11.16cm" svg:y="5.699cm">
          <text:p text:style-name="P1"><text:span text:style-name="T1">Gr</text:span><text:span text:style-name="T1">adi</text:span><text:span text:style-name="T1">ng </text:span><text:span text:style-name="T1">Fu</text:span><text:span text:style-name="T1">nc</text:span><text:span text:style-name="T1">tio</text:span><text:span text:style-name="T1">n </text:span></text:p>
          <text:p text:style-name="P1"><text:span text:style-name="T1">(e.</text:span><text:span text:style-name="T1">g. </text:span><text:span text:style-name="T1">Sq</text:span><text:span text:style-name="T1">ua</text:span><text:span text:style-name="T1">re</text:span><text:span text:style-name="T1">d </text:span><text:span text:style-name="T1">Er</text:span><text:span text:style-name="T1">ror</text:span><text:span text:style-name="T1">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8" draw:layer="layout" svg:width="4.572cm" svg:height="0.725cm" svg:x="3.286cm" svg:y="2.524cm">
          <draw:text-box>
            <text:p text:style-name="P7"><text:span text:style-name="T3">S</text:span><text:span text:style-name="T3">in</text:span><text:span text:style-name="T3">gl</text:span><text:span text:style-name="T3">e </text:span><text:span text:style-name="T3">M</text:span><text:span text:style-name="T3">o</text:span><text:span text:style-name="T3">d</text:span><text:span text:style-name="T3">el</text:span></text:p>
          </draw:text-box>
        </draw:frame>
        <draw:frame draw:style-name="gr14" draw:text-style-name="P8" draw:layer="layout" svg:width="4.572cm" svg:height="0.725cm" svg:x="3.286cm" svg:y="3.225cm">
          <draw:text-box>
            <text:p text:style-name="P7"><text:span text:style-name="T3">Pipeline Model</text:span></text:p>
          </draw:text-box>
        </draw:frame>
        <draw:frame draw:style-name="gr14" draw:text-style-name="P8" draw:layer="layout" svg:width="4.572cm" svg:height="0.725cm" svg:x="3.286cm" svg:y="4.225cm">
          <draw:text-box>
            <text:p text:style-name="P7"><text:span text:style-name="T3">E</text:span><text:span text:style-name="T3">n</text:span><text:span text:style-name="T3">s</text:span><text:span text:style-name="T3">e</text:span><text:span text:style-name="T3">m</text:span><text:span text:style-name="T3">bl</text:span><text:span text:style-name="T3">e </text:span><text:span text:style-name="T3">M</text:span><text:span text:style-name="T3">o</text:span><text:span text:style-name="T3">d</text:span><text:span text:style-name="T3">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08:31:15.681563220</meta:creation-date>
    <dc:date>2016-08-03T09:43:48.280974087</dc:date>
    <meta:editing-duration>PT19M9S</meta:editing-duration>
    <meta:editing-cycles>3</meta:editing-cycles>
    <meta:generator>LibreOffice/5.1.4.2$Linux_X86_64 LibreOffice_project/10m0$Build-2</meta:generator>
    <meta:document-statistic meta:object-count="19"/>
  </office:meta>
</office:document-meta>
</file>